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tocolo OSPF </text:h>
      <text:p text:style-name="Text_20_body">Caro estudante, estudar redes de longa distância passa pelo estudo do roteamento de dados através de protocolos de rede. </text:p>
      <text:p text:style-name="Text_20_body">Estudar o protocolo OSPF nos dá a dimensão de como as redes funcionam e como os pacotes de redes são encaminhados pela rede. A implementação desse protocolo se torna necessária para o encaminhamento dos pacotes de uma rede interna para uma rede externa. </text:p>
      <text:p text:style-name="Text_20_body">A maioria das redes de computadores e as infraestruturas de rede implementam esse protocolo em seus roteadores internos e de borda. O OSPF é empregado na maioria dos roteadores e em ambientes de infraestrutura de redes de grande ou de pequeno porte. </text:p>
      <text:p text:style-name="Text_20_body">Sabemos que esse protocolo é amplamente implementado em diversos roteadores ao redor do mundo, pois ele trabalha como vetor distância, buscando a otimização de rotas em seu menor caminho, com menor custo possível. Isso melhora consideravelmente a performance e o desempenho de uma rede de computadores, evitando gargalos em seu encaminhamento de pacotes. </text:p>
      <text:p text:style-name="Text_20_body">Tal protocolo merece um estudo aprofundado, pois ele veio para suprir um outro protocolo, o RIP, que limitava as rotas em 15 saltos apenas, e esse protocolo estava em plena exaustão, chegando a seus limites de uso. </text:p>
      <text:p text:style-name="Text_20_body">Quando se utiliza o OSPF, à primeira vista, sua complexidade de configuração assusta. Alguns administradores de rede, acostumados com o RIP, ficam assustados, à primeira vista, dada a vasta gama de configurações e soluções para o ambiente de rede. </text:p>
      <text:h text:style-name="Heading_20_3" text:outline-level="3">Vamos Praticar </text:h>
      <text:p text:style-name="Text_20_body">Pesquise quantitativa e disserte sobre o protocolo OSPF, suas vantagens e desvantagens no tráfego de dados. Faça um apanhado de como o protocolo OSPF é utilizado na rede e qual a sua capilaridade, em termos de uso, pelos grandes provedores de Internet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TANENBAUM, A. S. <text:span text:style-name="Strong_20_Emphasis">Redes de computadores </text:span>. 4. ed. Rio de Janeiro: Elsevier, 2003. 632 p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9:51:59.894412116</meta:creation-date>
    <dc:date>2023-11-30T19:52:06.913789881</dc:date>
    <meta:editing-duration>PT8S</meta:editing-duration>
    <meta:editing-cycles>1</meta:editing-cycles>
    <meta:document-statistic meta:table-count="0" meta:image-count="0" meta:object-count="0" meta:page-count="1" meta:paragraph-count="12" meta:word-count="305" meta:character-count="1881" meta:non-whitespace-character-count="1576"/>
    <meta:generator>LibreOffice/7.3.7.2$Linux_X86_64 LibreOffice_project/30$Build-2</meta:generator>
  </office:meta>
</office:document-meta>
</file>